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770000002C423C1C201B7EE938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 style:font-family-generic="swiss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3465a4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" style:family="graphic" style:parent-style-name="standard">
      <style:graphic-properties draw:stroke="none" draw:fill="bitmap" draw:fill-color="#bbe0e3" draw:fill-image-name="Bitmap_20_1" style:repeat="stretch" draw:textarea-horizontal-align="justify" draw:textarea-vertical-align="middle" draw:auto-grow-height="false" fo:min-height="0.778cm" fo:min-width="2.7cm" fo:padding-top="0.059cm" fo:padding-bottom="0.059cm" fo:padding-left="0.118cm" fo:padding-right="0.118cm" fo:wrap-option="no-wrap" draw:shadow-color="#808080"/>
      <style:paragraph-properties style:writing-mode="lr-tb"/>
    </style:style>
    <style:style style:name="gr3" style:family="graphic" style:parent-style-name="standard">
      <style:graphic-properties draw:stroke="none" draw:fill="bitmap" draw:fill-color="#bbe0e3" draw:fill-image-name="Bitmap_20_1" style:repeat="stretch" draw:textarea-horizontal-align="justify" draw:textarea-vertical-align="middle" draw:auto-grow-height="false" fo:min-height="0.797cm" fo:min-width="2.796cm" fo:padding-top="0.059cm" fo:padding-bottom="0.059cm" fo:padding-left="0.118cm" fo:padding-right="0.118cm" fo:wrap-option="no-wrap" draw:shadow-color="#808080"/>
      <style:paragraph-properties style:writing-mode="lr-tb"/>
    </style:style>
    <style:style style:name="gr4" style:family="graphic" style:parent-style-name="standard">
      <style:graphic-properties draw:stroke="none" draw:fill="bitmap" draw:fill-color="#bbe0e3" draw:fill-image-name="Bitmap_20_1" style:repeat="stretch" draw:textarea-horizontal-align="justify" draw:textarea-vertical-align="middle" draw:auto-grow-height="false" fo:min-height="0.797cm" fo:min-width="2.866cm" fo:padding-top="0.059cm" fo:padding-bottom="0.059cm" fo:padding-left="0.118cm" fo:padding-right="0.118cm" fo:wrap-option="no-wrap" draw:shadow-color="#808080"/>
      <style:paragraph-properties style:writing-mode="lr-tb"/>
    </style:style>
    <style:style style:name="gr5" style:family="graphic" style:parent-style-name="standard">
      <style:graphic-properties draw:stroke="none" draw:fill="bitmap" draw:fill-color="#bbe0e3" draw:fill-image-name="Bitmap_20_1" style:repeat="stretch" draw:textarea-horizontal-align="justify" draw:textarea-vertical-align="middle" draw:auto-grow-height="false" fo:min-height="1.047cm" fo:min-width="2.97cm" fo:padding-top="0.059cm" fo:padding-bottom="0.059cm" fo:padding-left="0.118cm" fo:padding-right="0.118cm" fo:wrap-option="no-wrap" draw:shadow-color="#808080"/>
      <style:paragraph-properties style:writing-mode="lr-tb"/>
    </style:style>
    <style:style style:name="gr6" style:family="graphic" style:parent-style-name="standard">
      <style:graphic-properties draw:stroke="none" draw:fill="bitmap" draw:fill-color="#bbe0e3" draw:fill-image-name="Bitmap_20_1" style:repeat="stretch" draw:textarea-horizontal-align="justify" draw:textarea-vertical-align="middle" draw:auto-grow-height="false" fo:min-height="1.045cm" fo:min-width="2.84cm" fo:padding-top="0.059cm" fo:padding-bottom="0.059cm" fo:padding-left="0.118cm" fo:padding-right="0.118cm" fo:wrap-option="no-wrap" draw:shadow-color="#808080"/>
      <style:paragraph-properties style:writing-mode="lr-tb"/>
    </style:style>
    <style:style style:name="gr7" style:family="graphic" style:parent-style-name="standard">
      <style:graphic-properties draw:stroke="none" draw:fill="bitmap" draw:fill-color="#bbe0e3" draw:fill-image-name="Bitmap_20_1" style:repeat="stretch" draw:textarea-horizontal-align="justify" draw:textarea-vertical-align="middle" draw:auto-grow-height="false" fo:min-height="1.045cm" fo:min-width="2.702cm" fo:padding-top="0.059cm" fo:padding-bottom="0.059cm" fo:padding-left="0.118cm" fo:padding-right="0.118cm" fo:wrap-option="no-wrap" draw:shadow-color="#808080"/>
      <style:paragraph-properties style:writing-mode="lr-tb"/>
    </style:style>
    <style:style style:name="gr8" style:family="graphic" style:parent-style-name="standard">
      <style:graphic-properties draw:stroke="none" draw:fill="bitmap" draw:fill-color="#bbe0e3" draw:fill-image-name="Bitmap_20_1" style:repeat="stretch" draw:textarea-horizontal-align="justify" draw:textarea-vertical-align="middle" draw:auto-grow-height="false" fo:min-height="1.044cm" fo:min-width="2.97cm" fo:padding-top="0.059cm" fo:padding-bottom="0.059cm" fo:padding-left="0.118cm" fo:padding-right="0.118cm" fo:wrap-option="no-wrap" draw:shadow-color="#808080"/>
      <style:paragraph-properties style:writing-mode="lr-tb"/>
    </style:style>
    <style:style style:name="gr9" style:family="graphic" style:parent-style-name="standard">
      <style:graphic-properties draw:stroke="solid" svg:stroke-width="0.106cm" svg:stroke-color="#3465a4" draw:stroke-linejoin="miter" svg:stroke-linecap="square" draw:fill="none" draw:fill-color="#e4f3f4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0" style:family="graphic" style:parent-style-name="standard">
      <style:graphic-properties draw:stroke="none" svg:stroke-color="#e4f3f4" draw:fill="bitmap" draw:fill-color="#e4f3f4" draw:fill-image-name="Bitmap_20_1" style:repeat="stretch" draw:textarea-horizontal-align="justify" draw:textarea-vertical-align="middle" draw:auto-grow-height="false" fo:min-height="0.845cm" fo:min-width="3.06cm" fo:padding-top="0.059cm" fo:padding-bottom="0.059cm" fo:padding-left="0.118cm" fo:padding-right="0.118cm" fo:wrap-option="no-wrap" draw:shadow-color="#808080"/>
      <style:paragraph-properties style:writing-mode="lr-tb"/>
    </style:style>
    <style:style style:name="gr11" style:family="graphic" style:parent-style-name="standard">
      <style:graphic-properties draw:stroke="none" svg:stroke-color="#e4f3f4" draw:fill="bitmap" draw:fill-color="#e4f3f4" draw:fill-image-name="Bitmap_20_1" style:repeat="stretch" draw:textarea-horizontal-align="justify" draw:textarea-vertical-align="middle" draw:auto-grow-height="false" fo:min-height="0.845cm" fo:min-width="2.636cm" fo:padding-top="0.059cm" fo:padding-bottom="0.059cm" fo:padding-left="0.118cm" fo:padding-right="0.118cm" fo:wrap-option="no-wrap" draw:shadow-color="#808080"/>
      <style:paragraph-properties style:writing-mode="lr-tb"/>
    </style:style>
    <style:style style:name="gr12" style:family="graphic" style:parent-style-name="standard">
      <style:graphic-properties draw:stroke="none" svg:stroke-color="#e4f3f4" draw:fill="bitmap" draw:fill-color="#e4f3f4" draw:fill-image-name="Bitmap_20_1" style:repeat="stretch" draw:textarea-horizontal-align="justify" draw:textarea-vertical-align="middle" draw:auto-grow-height="false" fo:min-height="1.146cm" fo:min-width="2.628cm" fo:padding-top="0.059cm" fo:padding-bottom="0.059cm" fo:padding-left="0.118cm" fo:padding-right="0.118cm" fo:wrap-option="no-wrap" draw:shadow-color="#808080"/>
      <style:paragraph-properties style:writing-mode="lr-tb"/>
    </style:style>
    <style:style style:name="gr13" style:family="graphic" style:parent-style-name="standard">
      <style:graphic-properties draw:stroke="none" svg:stroke-color="#e4f3f4" draw:fill="bitmap" draw:fill-color="#e4f3f4" draw:fill-image-name="Bitmap_20_1" style:repeat="stretch" draw:textarea-horizontal-align="justify" draw:textarea-vertical-align="middle" draw:auto-grow-height="false" fo:min-height="1.122cm" fo:min-width="3.23cm" fo:padding-top="0.059cm" fo:padding-bottom="0.059cm" fo:padding-left="0.118cm" fo:padding-right="0.118cm" fo:wrap-option="no-wrap" draw:shadow-color="#808080"/>
      <style:paragraph-properties style:writing-mode="lr-tb"/>
    </style:style>
    <style:style style:name="gr14" style:family="graphic" style:parent-style-name="standard">
      <style:graphic-properties draw:stroke="none" svg:stroke-color="#e4f3f4" draw:fill="bitmap" draw:fill-color="#e4f3f4" draw:fill-image-name="Bitmap_20_1" style:repeat="stretch" draw:textarea-horizontal-align="justify" draw:textarea-vertical-align="middle" draw:auto-grow-height="false" fo:min-height="1.12cm" fo:min-width="2.83cm" fo:padding-top="0.059cm" fo:padding-bottom="0.059cm" fo:padding-left="0.118cm" fo:padding-right="0.118cm" fo:wrap-option="no-wrap" draw:shadow-color="#808080"/>
      <style:paragraph-properties style:writing-mode="lr-tb"/>
    </style:style>
    <style:style style:name="gr15" style:family="graphic" style:parent-style-name="standard">
      <style:graphic-properties draw:stroke="none" svg:stroke-color="#e4f3f4" draw:fill="bitmap" draw:fill-color="#e4f3f4" draw:fill-image-name="Bitmap_20_1" style:repeat="stretch" draw:textarea-horizontal-align="justify" draw:textarea-vertical-align="middle" draw:auto-grow-height="false" fo:min-height="1.12cm" fo:min-width="3.559cm" fo:padding-top="0.059cm" fo:padding-bottom="0.059cm" fo:padding-left="0.118cm" fo:padding-right="0.118cm" fo:wrap-option="no-wrap" draw:shadow-color="#808080"/>
      <style:paragraph-properties style:writing-mode="lr-tb"/>
    </style:style>
    <style:style style:name="gr16" style:family="graphic" style:parent-style-name="standard">
      <style:graphic-properties draw:stroke="none" svg:stroke-color="#e4f3f4" draw:fill="bitmap" draw:fill-color="#e4f3f4" draw:fill-image-name="Bitmap_20_1" style:repeat="stretch" draw:textarea-horizontal-align="justify" draw:textarea-vertical-align="middle" draw:auto-grow-height="false" fo:min-height="1.121cm" fo:min-width="3.361cm" fo:padding-top="0.059cm" fo:padding-bottom="0.059cm" fo:padding-left="0.118cm" fo:padding-right="0.118cm" fo:wrap-option="no-wrap" draw:shadow-color="#808080"/>
      <style:paragraph-properties style:writing-mode="lr-tb"/>
    </style:style>
    <style:style style:name="gr17" style:family="graphic" style:parent-style-name="standard">
      <style:graphic-properties draw:stroke="none" svg:stroke-color="#e4f3f4" draw:fill="bitmap" draw:fill-color="#e4f3f4" draw:fill-image-name="Bitmap_20_1" style:repeat="stretch" draw:textarea-horizontal-align="justify" draw:textarea-vertical-align="middle" draw:auto-grow-height="false" fo:min-height="1.906cm" fo:min-width="2.666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>
      <style:graphic-properties draw:stroke="none" svg:stroke-color="#e4f3f4" draw:fill="bitmap" draw:fill-color="#e4f3f4" draw:fill-image-name="Bitmap_20_1" style:repeat="stretch" draw:textarea-horizontal-align="justify" draw:textarea-vertical-align="middle" draw:auto-grow-height="false" fo:min-height="0.786cm" fo:min-width="2.268cm" fo:padding-top="0.059cm" fo:padding-bottom="0.059cm" fo:padding-left="0.118cm" fo:padding-right="0.118cm" fo:wrap-option="no-wrap" draw:shadow-color="#808080"/>
      <style:paragraph-properties style:writing-mode="lr-tb"/>
    </style:style>
    <style:style style:name="gr19" style:family="graphic" style:parent-style-name="standard">
      <style:graphic-properties draw:stroke="none" svg:stroke-color="#e4f3f4" draw:fill="bitmap" draw:fill-color="#e4f3f4" draw:fill-image-name="Bitmap_20_1" style:repeat="stretch" draw:textarea-horizontal-align="justify" draw:textarea-vertical-align="middle" draw:auto-grow-height="false" fo:min-height="0.786cm" fo:min-width="2.596cm" fo:padding-top="0.059cm" fo:padding-bottom="0.059cm" fo:padding-left="0.118cm" fo:padding-right="0.118cm" fo:wrap-option="no-wrap" draw:shadow-color="#808080"/>
      <style:paragraph-properties style:writing-mode="lr-tb"/>
    </style:style>
    <style:style style:name="gr20" style:family="graphic" style:parent-style-name="standard">
      <style:graphic-properties draw:stroke="none" svg:stroke-color="#e4f3f4" draw:fill="bitmap" draw:fill-color="#e4f3f4" draw:fill-image-name="Bitmap_20_1" style:repeat="stretch" draw:textarea-horizontal-align="justify" draw:textarea-vertical-align="middle" draw:auto-grow-height="false" fo:min-height="1.146cm" fo:min-width="2.556cm" fo:padding-top="0.059cm" fo:padding-bottom="0.059cm" fo:padding-left="0.118cm" fo:padding-right="0.118cm" fo:wrap-option="no-wrap" draw:shadow-color="#808080"/>
      <style:paragraph-properties style:writing-mode="lr-tb"/>
    </style:style>
    <style:style style:name="gr21" style:family="graphic" style:parent-style-name="standard">
      <style:graphic-properties draw:stroke="none" svg:stroke-color="#e4f3f4" draw:fill="bitmap" draw:fill-color="#e4f3f4" draw:fill-image-name="Bitmap_20_1" style:repeat="stretch" draw:textarea-horizontal-align="justify" draw:textarea-vertical-align="middle" draw:auto-grow-height="false" fo:min-height="1.326cm" fo:min-width="2.536cm" fo:padding-top="0.059cm" fo:padding-bottom="0.059cm" fo:padding-left="0.118cm" fo:padding-right="0.118cm" fo:wrap-option="no-wrap" draw:shadow-color="#808080"/>
      <style:paragraph-properties style:writing-mode="lr-tb"/>
    </style:style>
    <style:style style:name="gr22" style:family="graphic" style:parent-style-name="standard">
      <style:graphic-properties draw:stroke="none" svg:stroke-color="#e4f3f4" draw:fill="bitmap" draw:fill-color="#e4f3f4" draw:fill-image-name="Bitmap_20_1" style:repeat="stretch" draw:textarea-horizontal-align="justify" draw:textarea-vertical-align="middle" draw:auto-grow-height="false" fo:min-height="0.966cm" fo:min-width="2.576cm" fo:padding-top="0.059cm" fo:padding-bottom="0.059cm" fo:padding-left="0.118cm" fo:padding-right="0.118cm" fo:wrap-option="no-wrap" draw:shadow-color="#808080"/>
      <style:paragraph-properties style:writing-mode="lr-tb"/>
    </style:style>
    <style:style style:name="gr23" style:family="graphic" style:parent-style-name="standard">
      <style:graphic-properties draw:stroke="none" svg:stroke-color="#e4f3f4" draw:fill="bitmap" draw:fill-color="#e4f3f4" draw:fill-image-name="Bitmap_20_1" style:repeat="stretch" draw:textarea-horizontal-align="justify" draw:textarea-vertical-align="middle" draw:auto-grow-height="false" fo:min-height="0.979cm" fo:min-width="2.807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>
      <style:graphic-properties draw:stroke="none" svg:stroke-color="#e4f3f4" draw:fill="bitmap" draw:fill-color="#e4f3f4" draw:fill-image-name="Bitmap_20_1" style:repeat="stretch" draw:textarea-horizontal-align="justify" draw:textarea-vertical-align="middle" draw:auto-grow-height="false" fo:min-height="0.979cm" fo:min-width="2.168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>
      <style:graphic-properties draw:stroke="none" svg:stroke-color="#e4f3f4" draw:fill="bitmap" draw:fill-color="#e4f3f4" draw:fill-image-name="Bitmap_20_1" style:repeat="stretch" draw:textarea-horizontal-align="justify" draw:textarea-vertical-align="middle" draw:auto-grow-height="false" fo:min-height="0.979cm" fo:min-width="2.368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>
      <style:graphic-properties draw:stroke="none" svg:stroke-color="#e4f3f4" draw:fill="bitmap" draw:fill-color="#e4f3f4" draw:fill-image-name="Bitmap_20_1" style:repeat="stretch" draw:textarea-horizontal-align="justify" draw:textarea-vertical-align="middle" draw:auto-grow-height="false" fo:min-height="0.979cm" fo:min-width="2.568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>
      <style:graphic-properties draw:stroke="none" svg:stroke-color="#e4f3f4" draw:fill="bitmap" draw:fill-color="#e4f3f4" draw:fill-image-name="Bitmap_20_1" style:repeat="stretch" draw:textarea-horizontal-align="justify" draw:textarea-vertical-align="middle" draw:auto-grow-height="false" fo:min-height="0.979cm" fo:min-width="2.968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>
      <style:graphic-properties draw:stroke="none" svg:stroke-color="#e4f3f4" draw:fill="bitmap" draw:fill-color="#e4f3f4" draw:fill-image-name="Bitmap_20_1" style:repeat="stretch" draw:textarea-horizontal-align="justify" draw:textarea-vertical-align="middle" draw:auto-grow-height="false" fo:min-height="0.979cm" fo:min-width="2.915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>
      <style:graphic-properties draw:stroke="none" svg:stroke-color="#e4f3f4" draw:fill="bitmap" draw:fill-color="#e4f3f4" draw:fill-image-name="Bitmap_20_1" style:repeat="stretch" draw:textarea-horizontal-align="justify" draw:textarea-vertical-align="middle" draw:auto-grow-height="false" fo:min-height="1.688cm" fo:min-width="2.9cm" fo:padding-top="0.059cm" fo:padding-bottom="0.059cm" fo:padding-left="0.118cm" fo:padding-right="0.118cm" fo:wrap-option="no-wrap" draw:shadow-color="#808080"/>
      <style:paragraph-properties style:writing-mode="lr-tb"/>
    </style:style>
    <style:style style:name="gr30" style:family="graphic" style:parent-style-name="standard">
      <style:graphic-properties draw:stroke="none" svg:stroke-color="#e4f3f4" draw:fill="bitmap" draw:fill-color="#e4f3f4" draw:fill-image-name="Bitmap_20_1" style:repeat="stretch" draw:textarea-horizontal-align="justify" draw:textarea-vertical-align="middle" draw:auto-grow-height="false" fo:min-height="1.121cm" fo:min-width="2.509cm" fo:padding-top="0.059cm" fo:padding-bottom="0.059cm" fo:padding-left="0.118cm" fo:padding-right="0.118cm" fo:wrap-option="no-wrap" draw:shadow-color="#808080"/>
      <style:paragraph-properties style:writing-mode="lr-tb"/>
    </style:style>
    <style:style style:name="gr31" style:family="graphic" style:parent-style-name="standard">
      <style:graphic-properties draw:stroke="none" svg:stroke-color="#e4f3f4" draw:fill="bitmap" draw:fill-color="#e4f3f4" draw:fill-image-name="Bitmap_20_1" style:repeat="stretch" draw:textarea-horizontal-align="justify" draw:textarea-vertical-align="middle" draw:auto-grow-height="false" fo:min-height="1.121cm" fo:min-width="3.133cm" fo:padding-top="0.059cm" fo:padding-bottom="0.059cm" fo:padding-left="0.118cm" fo:padding-right="0.118cm" fo:wrap-option="no-wrap" draw:shadow-color="#808080"/>
      <style:paragraph-properties style:writing-mode="lr-tb"/>
    </style:style>
    <style:style style:name="gr32" style:family="graphic" style:parent-style-name="standard">
      <style:graphic-properties draw:stroke="none" svg:stroke-color="#e4f3f4" draw:fill="bitmap" draw:fill-color="#e4f3f4" draw:fill-image-name="Bitmap_20_1" style:repeat="stretch" draw:textarea-horizontal-align="justify" draw:textarea-vertical-align="middle" draw:auto-grow-height="false" fo:min-height="1.121cm" fo:min-width="2.962cm" fo:padding-top="0.059cm" fo:padding-bottom="0.059cm" fo:padding-left="0.118cm" fo:padding-right="0.118cm" fo:wrap-option="no-wrap" draw:shadow-color="#808080"/>
      <style:paragraph-properties style:writing-mode="lr-tb"/>
    </style:style>
    <style:style style:name="gr33" style:family="graphic" style:parent-style-name="standard">
      <style:graphic-properties draw:stroke="none" svg:stroke-color="#e4f3f4" draw:fill="bitmap" draw:fill-color="#e4f3f4" draw:fill-image-name="Bitmap_20_1" style:repeat="stretch" draw:textarea-horizontal-align="justify" draw:textarea-vertical-align="middle" draw:auto-grow-height="false" fo:min-height="1.121cm" fo:min-width="2.762cm" fo:padding-top="0.059cm" fo:padding-bottom="0.059cm" fo:padding-left="0.118cm" fo:padding-right="0.118cm" fo:wrap-option="no-wrap" draw:shadow-color="#808080"/>
      <style:paragraph-properties style:writing-mode="lr-tb"/>
    </style:style>
    <style:style style:name="gr34" style:family="graphic" style:parent-style-name="standard">
      <style:graphic-properties draw:stroke="none" svg:stroke-color="#e4f3f4" draw:fill="bitmap" draw:fill-color="#e4f3f4" draw:fill-image-name="Bitmap_20_1" style:repeat="stretch" draw:textarea-horizontal-align="justify" draw:textarea-vertical-align="middle" draw:auto-grow-height="false" fo:min-height="1.121cm" fo:min-width="3.232cm" fo:padding-top="0.059cm" fo:padding-bottom="0.059cm" fo:padding-left="0.118cm" fo:padding-right="0.118cm" fo:wrap-option="no-wrap" draw:shadow-color="#808080"/>
      <style:paragraph-properties style:writing-mode="lr-tb"/>
    </style:style>
    <style:style style:name="gr35" style:family="graphic" style:parent-style-name="standard">
      <style:graphic-properties draw:stroke="none" svg:stroke-color="#e4f3f4" draw:fill="bitmap" draw:fill-color="#e4f3f4" draw:fill-image-name="Bitmap_20_1" style:repeat="stretch" draw:textarea-horizontal-align="justify" draw:textarea-vertical-align="middle" draw:auto-grow-height="false" fo:min-height="1.121cm" fo:min-width="3.162cm" fo:padding-top="0.059cm" fo:padding-bottom="0.059cm" fo:padding-left="0.118cm" fo:padding-right="0.118cm" fo:wrap-option="no-wrap" draw:shadow-color="#808080"/>
      <style:paragraph-properties style:writing-mode="lr-tb"/>
    </style:style>
    <style:style style:name="gr36" style:family="graphic" style:parent-style-name="standard">
      <style:graphic-properties draw:stroke="none" svg:stroke-color="#e4f3f4" draw:fill="bitmap" draw:fill-color="#e4f3f4" draw:fill-image-name="Bitmap_20_1" style:repeat="stretch" draw:textarea-horizontal-align="justify" draw:textarea-vertical-align="middle" draw:auto-grow-height="false" fo:min-height="1.121cm" fo:min-width="2.432cm" fo:padding-top="0.059cm" fo:padding-bottom="0.059cm" fo:padding-left="0.118cm" fo:padding-right="0.118cm" fo:wrap-option="no-wrap" draw:shadow-color="#808080"/>
      <style:paragraph-properties style:writing-mode="lr-tb"/>
    </style:style>
    <style:style style:name="gr37" style:family="graphic" style:parent-style-name="standard">
      <style:graphic-properties draw:stroke="none" svg:stroke-color="#e4f3f4" draw:fill="bitmap" draw:fill-color="#e4f3f4" draw:fill-image-name="Bitmap_20_1" style:repeat="stretch" draw:textarea-horizontal-align="justify" draw:textarea-vertical-align="middle" draw:auto-grow-height="false" fo:min-height="1.121cm" fo:min-width="3.032cm" fo:padding-top="0.059cm" fo:padding-bottom="0.059cm" fo:padding-left="0.118cm" fo:padding-right="0.118cm" fo:wrap-option="no-wrap" draw:shadow-color="#808080"/>
      <style:paragraph-properties style:writing-mode="lr-tb"/>
    </style:style>
    <style:style style:name="gr38" style:family="graphic" style:parent-style-name="objectwithoutfill">
      <style:graphic-properties svg:stroke-color="#3465a4" draw:fill="solid" draw:textarea-vertical-align="middle"/>
    </style:style>
    <style:style style:name="gr39" style:family="graphic" style:parent-style-name="objectwithoutfill">
      <style:graphic-properties svg:stroke-width="0.035cm" svg:stroke-color="#3465a4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0" style:family="graphic" style:parent-style-name="objectwithoutfill">
      <style:graphic-properties svg:stroke-width="0.159cm" svg:stroke-color="#3465a4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41" style:family="graphic" style:parent-style-name="objectwithoutfill">
      <style:graphic-properties svg:stroke-width="0.159cm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42" style:family="graphic" style:parent-style-name="objectwithoutfill">
      <style:graphic-properties draw:marker-end="Arrow" draw:marker-end-width="0.3cm" draw:fill="solid" draw:textarea-vertical-align="middle"/>
    </style:style>
    <style:style style:name="gr43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44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1.429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bbe0e3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text-align="center" fo:text-indent="0cm" style:punctuation-wrap="simple" style:line-break="normal" style:writing-mode="lr-tb"/>
      <style:text-properties fo:font-weight="bold" style:font-weight-asian="bold" style:font-weight-complex="bold"/>
    </style:style>
    <style:style style:name="P5" style:family="paragraph">
      <loext:graphic-properties draw:fill="bitmap" draw:fill-color="#bbe0e3" draw:fill-image-name="Bitmap_20_1" style:repeat="stretch"/>
      <style:paragraph-properties fo:margin-left="0cm" fo:margin-right="0cm" fo:text-align="center" fo:text-indent="0cm" style:punctuation-wrap="simple" style:line-break="normal" style:writing-mode="lr-tb" style:font-independent-line-spacing="true"/>
      <style:text-properties fo:font-weight="bold" style:font-weight-asian="bold" style:font-weight-complex="bold"/>
    </style:style>
    <style:style style:name="P6" style:family="paragraph">
      <style:paragraph-properties fo:margin-left="0cm" fo:margin-right="0cm" fo:text-align="center" fo:text-indent="0cm" style:punctuation-wrap="simple" style:line-break="normal" style:writing-mode="lr-tb"/>
      <style:text-properties style:font-name="Arial2" fo:font-size="15pt" style:font-size-asian="15pt" style:font-size-complex="15pt"/>
    </style:style>
    <style:style style:name="P7" style:family="paragraph">
      <loext:graphic-properties draw:fill="bitmap" draw:fill-color="#bbe0e3" draw:fill-image-name="Bitmap_20_1" style:repeat="stretch"/>
      <style:paragraph-properties fo:margin-left="0cm" fo:margin-right="0cm" fo:text-align="center" fo:text-indent="0cm" style:punctuation-wrap="simple" style:line-break="normal" style:writing-mode="lr-tb" style:font-independent-line-spacing="true"/>
      <style:text-properties style:font-name="Arial2" fo:font-size="15pt" style:font-size-asian="15pt" style:font-size-complex="15pt"/>
    </style:style>
    <style:style style:name="P8" style:family="paragraph">
      <loext:graphic-properties draw:fill="none" draw:fill-color="#e4f3f4"/>
      <style:paragraph-properties fo:text-align="center" style:writing-mode="lr-tb"/>
    </style:style>
    <style:style style:name="P9" style:family="paragraph">
      <loext:graphic-properties draw:fill="bitmap" draw:fill-color="#e4f3f4" draw:fill-image-name="Bitmap_20_1" style:repeat="stretch"/>
      <style:paragraph-properties fo:margin-left="0cm" fo:margin-right="0cm" fo:text-align="center" fo:text-indent="0cm" style:punctuation-wrap="simple" style:line-break="normal" style:writing-mode="lr-tb" style:font-independent-line-spacing="true"/>
      <style:text-properties fo:font-weight="bold" style:font-weight-asian="bold" style:font-weight-complex="bold"/>
    </style:style>
    <style:style style:name="P10" style:family="paragraph">
      <style:paragraph-properties fo:margin-left="0cm" fo:margin-right="0cm" fo:text-align="center" fo:text-indent="0cm" style:punctuation-wrap="simple" style:line-break="normal" style:writing-mode="lr-tb"/>
    </style:style>
    <style:style style:name="P11" style:family="paragraph">
      <loext:graphic-properties draw:fill="bitmap" draw:fill-color="#e4f3f4" draw:fill-image-name="Bitmap_20_1" style:repeat="stretch"/>
      <style:paragraph-properties fo:margin-left="0cm" fo:margin-right="0cm" fo:text-align="center" fo:text-indent="0cm" style:punctuation-wrap="simple" style:line-break="normal" style:writing-mode="lr-tb" style:font-independent-line-spacing="true"/>
    </style:style>
    <style:style style:name="P12" style:family="paragraph">
      <loext:graphic-properties draw:fill="bitmap" draw:fill-color="#e4f3f4" draw:fill-image-name="Bitmap_20_1" style:repeat="stretch"/>
      <style:paragraph-properties fo:margin-left="0cm" fo:margin-right="0cm" fo:text-align="center" fo:text-indent="0cm" style:punctuation-wrap="simple" style:line-break="normal" style:writing-mode="lr-tb" style:font-independent-line-spacing="true"/>
      <style:text-properties style:font-name="Arial2" fo:font-size="15pt" style:font-size-asian="15pt" style:font-size-complex="15pt"/>
    </style:style>
    <style:style style:name="P13" style:family="paragraph">
      <style:paragraph-properties fo:margin-left="0cm" fo:margin-right="0cm" fo:text-align="center" fo:text-indent="0cm" style:writing-mode="lr-tb"/>
    </style:style>
    <style:style style:name="P14" style:family="paragraph">
      <loext:graphic-properties draw:fill="bitmap" draw:fill-color="#e4f3f4" draw:fill-image-name="Bitmap_20_1" style:repeat="stretch"/>
      <style:paragraph-properties fo:margin-left="0cm" fo:margin-right="0cm" fo:text-align="center" fo:text-indent="0cm" style:writing-mode="lr-tb" style:font-independent-line-spacing="true"/>
    </style:style>
    <style:style style:name="P15" style:family="paragraph">
      <style:paragraph-properties fo:margin-left="0cm" fo:margin-right="0cm" fo:text-align="center" fo:text-indent="0cm" style:punctuation-wrap="simple" style:line-break="normal" style:writing-mode="lr-tb"/>
      <style:text-properties style:font-name="Arial2" fo:font-size="16pt" style:font-size-asian="16pt" style:font-size-complex="16pt"/>
    </style:style>
    <style:style style:name="P16" style:family="paragraph">
      <loext:graphic-properties draw:fill="bitmap" draw:fill-color="#e4f3f4" draw:fill-image-name="Bitmap_20_1" style:repeat="stretch"/>
      <style:paragraph-properties fo:margin-left="0cm" fo:margin-right="0cm" fo:text-align="center" fo:text-indent="0cm" style:punctuation-wrap="simple" style:line-break="normal" style:writing-mode="lr-tb" style:font-independent-line-spacing="true"/>
      <style:text-properties style:font-name="Arial2" fo:font-size="16pt" style:font-size-asian="16pt" style:font-size-complex="16pt"/>
    </style:style>
    <style:style style:name="P17" style:family="paragraph">
      <style:paragraph-properties fo:margin-left="0cm" fo:margin-right="0cm" fo:text-align="center" fo:text-indent="0cm" style:writing-mode="lr-tb"/>
      <style:text-properties style:font-name="Arial2" fo:font-size="15pt" style:font-size-asian="15pt" style:font-size-complex="15pt"/>
    </style:style>
    <style:style style:name="P18" style:family="paragraph">
      <loext:graphic-properties draw:fill="bitmap" draw:fill-color="#e4f3f4" draw:fill-image-name="Bitmap_20_1" style:repeat="stretch"/>
      <style:paragraph-properties fo:margin-left="0cm" fo:margin-right="0cm" fo:text-align="center" fo:text-indent="0cm" style:writing-mode="lr-tb" style:font-independent-line-spacing="true"/>
      <style:text-properties style:font-name="Arial2" fo:font-size="15pt" style:font-size-asian="15pt" style:font-size-complex="15pt"/>
    </style:style>
    <style:style style:name="P19" style:family="paragraph">
      <style:paragraph-properties fo:margin-left="0cm" fo:margin-right="0cm" fo:text-align="center" fo:text-indent="0cm" style:writing-mode="lr-tb"/>
      <style:text-properties fo:font-size="15pt" style:font-size-asian="15pt" style:font-size-complex="15pt"/>
    </style:style>
    <style:style style:name="P20" style:family="paragraph">
      <loext:graphic-properties draw:fill="bitmap" draw:fill-color="#e4f3f4" draw:fill-image-name="Bitmap_20_1" style:repeat="stretch"/>
      <style:paragraph-properties fo:margin-left="0cm" fo:margin-right="0cm" fo:text-align="center" fo:text-indent="0cm" style:writing-mode="lr-tb" style:font-independent-line-spacing="true"/>
      <style:text-properties fo:font-size="15pt" style:font-size-asian="15pt" style:font-size-complex="15pt"/>
    </style:style>
    <style:style style:name="P21" style:family="paragraph">
      <style:paragraph-properties fo:margin-left="0cm" fo:margin-right="0cm" fo:text-align="center" fo:text-indent="0cm" style:punctuation-wrap="simple" style:line-break="normal" style:writing-mode="lr-tb"/>
      <style:text-properties fo:font-size="15pt" style:font-size-asian="15pt" style:font-size-complex="15pt"/>
    </style:style>
    <style:style style:name="P22" style:family="paragraph">
      <loext:graphic-properties draw:fill="bitmap" draw:fill-color="#e4f3f4" draw:fill-image-name="Bitmap_20_1" style:repeat="stretch"/>
      <style:paragraph-properties fo:margin-left="0cm" fo:margin-right="0cm" fo:text-align="center" fo:text-indent="0cm" style:punctuation-wrap="simple" style:line-break="normal" style:writing-mode="lr-tb" style:font-independent-line-spacing="true"/>
      <style:text-properties fo:font-size="15pt" style:font-size-asian="15pt" style:font-size-complex="15pt"/>
    </style:style>
    <style:style style:name="P23" style:family="paragraph">
      <loext:graphic-properties draw:fill="solid"/>
    </style:style>
    <style:style style:name="P24" style:family="paragraph">
      <loext:graphic-properties draw:fill-color="#ffffff"/>
      <style:paragraph-properties style:writing-mode="lr-tb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2" fo:font-size="15pt" style:font-size-asian="15pt" style:font-size-complex="15pt"/>
    </style:style>
    <style:style style:name="T4" style:family="text">
      <style:text-properties style:font-name="Arial2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style:font-name="Arial2" fo:font-size="16pt" style:font-size-asian="16pt" style:font-size-complex="16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5pt" fo:font-style="normal" fo:text-shadow="none" style:text-underline-style="none" fo:font-weight="normal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draw:page draw:name="Organigramme" draw:style-name="dp1" draw:master-page-name="Default" presentation:presentation-page-layout-name="AL1T0">
        <draw:frame presentation:style-name="pr1" draw:text-style-name="P2" draw:layer="layout" svg:width="26.73cm" svg:height="1.74cm" svg:x="1.4cm" svg:y="0.26cm" presentation:class="title" presentation:user-transformed="true">
          <draw:text-box>
            <text:list text:style-name="L1">
              <text:list-header>
                <text:p text:style-name="P1"><text:span text:style-name="T1">Common-database.sql (Twitter)</text:span></text:p>
              </text:list-header>
            </text:list>
          </draw:text-box>
        </draw:frame>
        <draw:g>
          <draw:connector draw:name="_s3095" draw:style-name="gr1" draw:text-style-name="P3" draw:layer="layout" draw:line-skew="-1.717cm -2.381cm" svg:x1="8.935cm" svg:y1="6.686cm" svg:x2="9cm" svg:y2="3.203cm" draw:start-shape="id1" draw:start-glue-point="2" draw:end-shape="id2" draw:end-glue-point="2" svg:d="M8935 6686v-1086h-85v-1298h150v-1099" svg:viewBox="0 0 151 3484">
            <text:p/>
          </draw:connector>
          <draw:connector draw:name="_s3079" draw:style-name="gr1" draw:text-style-name="P3" draw:layer="layout" draw:line-skew="2.057cm" svg:x1="3.938cm" svg:y1="6.156cm" svg:x2="5.365cm" svg:y2="3.213cm" draw:start-shape="id3" draw:start-glue-point="3" draw:end-shape="id4" draw:end-glue-point="2" svg:d="M3938 6156h1427v-1794-1149" svg:viewBox="0 0 1428 2944">
            <text:p/>
          </draw:connector>
          <draw:connector draw:name="_s3081" draw:style-name="gr1" draw:text-style-name="P3" draw:layer="layout" svg:x1="1.886cm" svg:y1="19.477cm" svg:x2="1.884cm" svg:y2="3.203cm" draw:end-shape="id5" draw:end-glue-point="2" svg:d="M1886 19477v-7817h-2v-8457" svg:viewBox="0 0 3 16275">
            <text:p/>
          </draw:connector>
          <draw:custom-shape draw:name="_s3084" draw:style-name="gr2" draw:text-style-name="P5" xml:id="id5" draw:id="id5" draw:layer="layout" svg:width="3.032cm" svg:height="0.992cm" draw:transform="skewX (0.00698131700797732) rotate (0.00680678408277788) translate (0.368cm 2.221cm)">
            <text:p text:style-name="P4"><text:span text:style-name="T2">memb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_s3085" draw:style-name="gr3" draw:text-style-name="P5" xml:id="id4" draw:id="id4" draw:layer="layout" svg:width="3.13cm" svg:height="1.013cm" svg:x="3.8cm" svg:y="2.2cm">
            <text:p text:style-name="P4"><text:span text:style-name="T2">follow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_s3086" draw:style-name="gr4" draw:text-style-name="P5" xml:id="id2" draw:id="id2" draw:layer="layout" svg:width="3.2cm" svg:height="1.013cm" svg:x="7.4cm" svg:y="2.19cm">
            <text:p text:style-name="P4"><text:span text:style-name="T2">follow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_s3087" draw:style-name="gr5" draw:text-style-name="P7" draw:layer="layout" svg:width="3.33cm" svg:height="1.289cm" svg:x="7.27cm" svg:y="3.711cm">
            <text:p text:style-name="P6"><text:span text:style-name="T3">id_member</text:span></text:p>
            <text:p text:style-name="P6"><text:span text:style-name="T4">(int255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_s3088" draw:style-name="gr6" draw:text-style-name="P7" draw:layer="layout" svg:width="3.2cm" svg:height="1.287cm" svg:x="3.8cm" svg:y="3.713cm">
            <text:p text:style-name="P6"><text:span text:style-name="T3">id_member</text:span></text:p>
            <text:p text:style-name="P6"><text:span text:style-name="T4">(Int 11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_s3089" draw:style-name="gr7" draw:text-style-name="P7" xml:id="id3" draw:id="id3" draw:layer="layout" svg:width="3.062cm" svg:height="1.287cm" svg:x="3.938cm" svg:y="5.513cm">
            <text:p text:style-name="P6"><text:span text:style-name="T3">id_follower</text:span></text:p>
            <text:p text:style-name="P6"><text:span text:style-name="T4">(Int 11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_s3090" draw:style-name="gr8" draw:text-style-name="P7" xml:id="id1" draw:id="id1" draw:layer="layout" svg:width="3.33cm" svg:height="1.286cm" svg:x="7.27cm" svg:y="5.4cm">
            <text:p text:style-name="P6"><text:span text:style-name="T3">id_following</text:span></text:p>
            <text:p text:style-name="P6"><text:span text:style-name="T4">(int255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7" draw:id="id7">
          <draw:connector draw:name="_s3079" draw:style-name="gr9" draw:text-style-name="P8" draw:layer="layout" svg:x1="12.666cm" svg:y1="11.025cm" svg:x2="12.688cm" svg:y2="3.267cm" draw:end-shape="id6" draw:end-glue-point="2" svg:d="M12666 11025v-3564h22v-4194" svg:viewBox="0 0 23 7759">
            <text:p/>
          </draw:connector>
          <draw:custom-shape draw:name="_s3084" draw:style-name="gr10" draw:text-style-name="P9" draw:layer="layout" svg:width="3.4cm" svg:height="1.067cm" svg:x="15cm" svg:y="2.2cm">
            <text:p text:style-name="P4"><text:span text:style-name="T2">comm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_s3085" draw:style-name="gr11" draw:text-style-name="P9" xml:id="id6" draw:id="id6" draw:layer="layout" svg:width="2.976cm" svg:height="1.067cm" svg:x="11.2cm" svg:y="2.2cm">
            <text:p text:style-name="P4"><text:span text:style-name="T2">twee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_s3086" draw:style-name="gr12" draw:text-style-name="P11" draw:layer="layout" svg:width="3cm" svg:height="1.4cm" svg:x="19.123cm" svg:y="2.2cm">
            <text:p text:style-name="P10"><text:span text:style-name="T2">Private_</text:span></text:p>
            <text:p text:style-name="P10"><text:span text:style-name="T2">messag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_s3087" draw:style-name="gr13" draw:text-style-name="P11" draw:layer="layout" svg:width="3.6cm" svg:height="1.374cm" svg:x="15cm" svg:y="7.592cm">
            <text:p text:style-name="P10">id_member</text:p>
            <text:p text:style-name="P10"><text:span text:style-name="T5">(int 11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_s3088" draw:style-name="gr14" draw:text-style-name="P12" draw:layer="layout" svg:width="3.2cm" svg:height="1.372cm" svg:x="11.2cm" svg:y="3.628cm">
            <text:p text:style-name="P6"><text:span text:style-name="T3">id_tweet</text:span></text:p>
            <text:p text:style-name="P6"><text:span text:style-name="T4">Int(255)A.I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_s3089" draw:style-name="gr15" draw:text-style-name="P11" draw:layer="layout" svg:width="3.929cm" svg:height="1.372cm" svg:x="14.951cm" svg:y="5.694cm">
            <text:p text:style-name="P10">id_tweet</text:p>
            <text:p text:style-name="P10"><text:span text:style-name="T5">(Int 11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_s3091" draw:style-name="gr16" draw:text-style-name="P11" draw:layer="layout" svg:width="3.729cm" svg:height="1.371cm" svg:x="11.071cm" svg:y="11.029cm">
            <text:p text:style-name="P10">Date</text:p>
            <text:p text:style-name="P10"><text:span text:style-name="T5">(dat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_s3094" draw:style-name="gr17" draw:text-style-name="P14" draw:layer="layout" svg:width="3.4cm" svg:height="2.4cm" svg:x="19.2cm" svg:y="5.4cm">
            <text:p text:style-name="P13"><text:span text:style-name="T6">id_member</text:span></text:p>
            <text:p text:style-name="P13"><text:span text:style-name="T6">_sender</text:span></text:p>
            <text:p text:style-name="P13"><text:span text:style-name="T5">(Int 255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_s3086" draw:style-name="gr18" draw:text-style-name="P9" draw:layer="layout" svg:width="2.6cm" svg:height="1cm" svg:x="23cm" svg:y="2.2cm">
            <text:p text:style-name="P4"><text:span text:style-name="T2">ta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_s3086" draw:style-name="gr19" draw:text-style-name="P9" draw:layer="layout" svg:width="2.928cm" svg:height="1cm" svg:x="26.272cm" svg:y="2.2cm">
            <text:p text:style-name="P4"><text:span text:style-name="T2">hashta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_s3086" draw:style-name="gr20" draw:text-style-name="P11" draw:layer="layout" svg:width="2.928cm" svg:height="1.4cm" svg:x="0.4cm" svg:y="18.4cm">
            <text:p text:style-name="P10">Activity</text:p>
            <text:p text:style-name="P10"><text:span text:style-name="T5">(tinyint(1)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_s3086" draw:style-name="gr20" draw:text-style-name="P11" draw:layer="layout" svg:width="2.928cm" svg:height="1.4cm" svg:x="0.6cm" svg:y="16.6cm">
            <text:p text:style-name="P10">Profil_img</text:p>
            <text:p text:style-name="P10"><text:span text:style-name="T5">(null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_s3086" draw:style-name="gr21" draw:text-style-name="P11" draw:layer="layout" svg:width="2.928cm" svg:height="1.6cm" svg:x="0.574cm" svg:y="14.6cm">
            <text:p text:style-name="P10">iscription</text:p>
            <text:p text:style-name="P10">_date<text:span text:style-name="T5">(dat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_s3086" draw:style-name="gr21" draw:text-style-name="P11" draw:layer="layout" svg:width="2.928cm" svg:height="1.6cm" svg:x="0.6cm" svg:y="12.6cm">
            <text:p text:style-name="P10">Password</text:p>
            <text:p text:style-name="P10"><text:span text:style-name="T5">varchar(255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_s3086" draw:style-name="gr20" draw:text-style-name="P11" draw:layer="layout" svg:width="2.928cm" svg:height="1.4cm" svg:x="0.672cm" svg:y="10.6cm">
            <text:p text:style-name="P10">Email</text:p>
            <text:p text:style-name="P10"><text:span text:style-name="T5">Varchar(255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_s3086" draw:style-name="gr20" draw:text-style-name="P11" draw:layer="layout" svg:width="2.928cm" svg:height="1.4cm" svg:x="0.672cm" svg:y="8.898cm">
            <text:p text:style-name="P10">Pseudo</text:p>
            <text:p text:style-name="P10"><text:span text:style-name="T5">varchar(255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_s3086" draw:style-name="gr20" draw:text-style-name="P11" draw:layer="layout" svg:width="2.928cm" svg:height="1.4cm" svg:x="0.6cm" svg:y="7.2cm">
            <text:p text:style-name="P10">Firstname</text:p>
            <text:p text:style-name="P10"><text:span text:style-name="T5">varchar(255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_s3086" draw:style-name="gr20" draw:text-style-name="P11" draw:layer="layout" svg:width="2.928cm" svg:height="1.4cm" svg:x="0.6cm" svg:y="5.4cm">
            <text:p text:style-name="P10">Lastname</text:p>
            <text:p text:style-name="P10"><text:span text:style-name="T5">varchar(255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_s3086" draw:style-name="gr22" draw:text-style-name="P16" draw:layer="layout" svg:width="2.928cm" svg:height="1.2cm" svg:x="0.472cm" svg:y="3.8cm">
            <text:p text:style-name="P15"><text:span text:style-name="T7">id_member</text:span></text:p>
            <text:p text:style-name="P15"><text:span text:style-name="T4">A.I.(int 255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_s3094" draw:style-name="gr23" draw:text-style-name="P18" draw:layer="layout" svg:width="3.439cm" svg:height="1.371cm" svg:x="11cm" svg:y="5.488cm">
            <text:p text:style-name="P17"><text:span text:style-name="T3">id_member</text:span></text:p>
            <text:p text:style-name="P17"><text:span text:style-name="T4">int(255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_s3094" draw:style-name="gr24" draw:text-style-name="P20" draw:layer="layout" svg:width="2.8cm" svg:height="1.371cm" svg:x="23cm" svg:y="7.429cm">
            <text:p text:style-name="P19"><text:span text:style-name="T8">Pseudo</text:span></text:p>
            <text:p text:style-name="P19"><text:span text:style-name="T5">Varchar(255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_s3094" draw:style-name="gr25" draw:text-style-name="P14" draw:layer="layout" svg:width="3cm" svg:height="1.371cm" svg:x="22.8cm" svg:y="3.8cm">
            <text:p text:style-name="P13"><text:span text:style-name="T6">id_tweet</text:span></text:p>
            <text:p text:style-name="P13"><text:span text:style-name="T5">(Int 11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_s3094" draw:style-name="gr26" draw:text-style-name="P18" draw:layer="layout" svg:width="3.2cm" svg:height="1.371cm" svg:x="19.2cm" svg:y="3.8cm">
            <text:p text:style-name="P17"><text:span text:style-name="T3">id_message</text:span></text:p>
            <text:p text:style-name="P17"><text:span text:style-name="T4">(A.I., int 255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_s3094" draw:style-name="gr27" draw:text-style-name="P14" draw:layer="layout" svg:width="3.6cm" svg:height="1.371cm" svg:x="15.228cm" svg:y="11.245cm">
            <text:p text:style-name="P13">Date</text:p>
            <text:p text:style-name="P13"><text:span text:style-name="T5">(dat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_s3094" draw:style-name="gr28" draw:text-style-name="P14" draw:layer="layout" svg:width="3.547cm" svg:height="1.371cm" svg:x="15.053cm" svg:y="9.4cm">
            <text:p text:style-name="P13">Content</text:p>
            <text:p text:style-name="P13"><text:span text:style-name="T5">Varchar(140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_s3090" draw:style-name="gr29" draw:text-style-name="P22" draw:layer="layout" svg:width="3.33cm" svg:height="2cm" svg:x="19.27cm" svg:y="8cm">
            <text:p text:style-name="P21"><text:span text:style-name="T6">id_member</text:span></text:p>
            <text:p text:style-name="P21"><text:span text:style-name="T6">_receiver</text:span></text:p>
            <text:p text:style-name="P21"><text:span text:style-name="T5">(int 255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_s3090" draw:style-name="gr30" draw:text-style-name="P22" draw:layer="layout" svg:width="2.877cm" svg:height="1.371cm" svg:x="22.923cm" svg:y="5.6cm">
            <text:p text:style-name="P21"><text:span text:style-name="T6">id_member</text:span></text:p>
            <text:p text:style-name="P21"><text:span text:style-name="T5">(Int 11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_s3090" draw:style-name="gr31" draw:text-style-name="P11" draw:layer="layout" svg:width="3.501cm" svg:height="1.371cm" svg:x="11.024cm" svg:y="9.178cm">
            <text:p text:style-name="P10">Image</text:p>
            <text:p text:style-name="P10"><text:span text:style-name="T5">(NULL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_s3090" draw:style-name="gr32" draw:text-style-name="P11" draw:layer="layout" svg:width="3.33cm" svg:height="1.371cm" svg:x="19.466cm" svg:y="12.131cm">
            <text:p text:style-name="P10">Date</text:p>
            <text:p text:style-name="P10"><text:span text:style-name="T5">(dat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_s3090" draw:style-name="gr33" draw:text-style-name="P22" draw:layer="layout" svg:width="3.13cm" svg:height="1.371cm" svg:x="26.277cm" svg:y="5.629cm">
            <text:p text:style-name="P21"><text:span text:style-name="T6">id_keyword</text:span></text:p>
            <text:p text:style-name="P21"><text:span text:style-name="T5">varchar(255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_s3090" draw:style-name="gr34" draw:text-style-name="P11" draw:layer="layout" svg:width="3.6cm" svg:height="1.371cm" svg:x="15cm" svg:y="3.629cm">
            <text:p text:style-name="P10">id_comment</text:p>
            <text:p text:style-name="P10"><text:span text:style-name="T5">(A.I., int 11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_s3090" draw:style-name="gr35" draw:text-style-name="P11" draw:layer="layout" svg:width="3.53cm" svg:height="1.371cm" svg:x="10.87cm" svg:y="7.229cm">
            <text:p text:style-name="P10">Content</text:p>
            <text:p text:style-name="P10"><text:span text:style-name="T5">Varchar(140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_s3090" draw:style-name="gr36" draw:text-style-name="P11" draw:layer="layout" svg:width="2.8cm" svg:height="1.371cm" svg:x="26.4cm" svg:y="3.829cm">
            <text:p text:style-name="P10"><text:span text:style-name="T6">id_tweet</text:span></text:p>
            <text:p text:style-name="P10"><text:span text:style-name="T5">(int 255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_s3090" draw:style-name="gr37" draw:text-style-name="P11" draw:layer="layout" svg:width="3.4cm" svg:height="1.371cm" svg:x="19.4cm" svg:y="10.229cm">
            <text:p text:style-name="P10">Message</text:p>
            <text:p text:style-name="P10"><text:span text:style-name="T5">(Varchar 255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38" draw:text-style-name="P23" draw:layer="layout" svg:width="0cm" svg:height="0cm" svg:x="18.88cm" svg:y="6.2cm" svg:viewBox="0 0 0 0" draw:points="0,0">
            <text:p/>
          </draw:polygon>
          <draw:line draw:style-name="gr39" draw:text-style-name="P23" draw:layer="layout" svg:x1="18.88cm" svg:y1="6.4cm" svg:x2="18.88cm" svg:y2="15.2cm">
            <text:p/>
          </draw:line>
          <draw:line draw:style-name="gr39" draw:text-style-name="P23" draw:layer="layout" svg:x1="18.88cm" svg:y1="15.2cm" svg:x2="26cm" svg:y2="15.2cm">
            <text:p/>
          </draw:line>
          <draw:line draw:style-name="gr39" draw:text-style-name="P23" draw:layer="layout" svg:x1="26cm" svg:y1="15.2cm" svg:x2="26cm" svg:y2="4.6cm">
            <text:p/>
          </draw:line>
          <draw:line draw:style-name="gr39" draw:text-style-name="P23" draw:layer="layout" svg:x1="18.4cm" svg:y1="8.6cm" svg:x2="18.4cm" svg:y2="16cm">
            <text:p/>
          </draw:line>
          <draw:line draw:style-name="gr39" draw:text-style-name="P23" draw:layer="layout" svg:x1="18.4cm" svg:y1="16cm" svg:x2="25.6cm" svg:y2="16cm">
            <text:p/>
          </draw:line>
          <draw:line draw:style-name="gr39" draw:text-style-name="P23" draw:layer="layout" svg:x1="25.6cm" svg:y1="6.4cm" svg:x2="25.6cm" svg:y2="16cm">
            <text:p/>
          </draw:line>
          <draw:line draw:style-name="gr39" draw:text-style-name="P23" draw:layer="layout" svg:x1="18.4cm" svg:y1="6.4cm" svg:x2="18.88cm" svg:y2="6.4cm">
            <text:p/>
          </draw:line>
          <draw:line draw:style-name="gr38" draw:text-style-name="P23" draw:layer="layout" svg:x1="18.2cm" svg:y1="8.6cm" svg:x2="18.4cm" svg:y2="8.6cm">
            <text:p/>
          </draw:line>
          <draw:line draw:style-name="gr39" draw:text-style-name="P23" draw:layer="layout" svg:x1="14.2cm" svg:y1="6.6cm" svg:x2="15cm" svg:y2="7.592cm">
            <text:p/>
          </draw:line>
          <draw:line draw:style-name="gr39" draw:text-style-name="P23" draw:layer="layout" svg:x1="14.2cm" svg:y1="4.8cm" svg:x2="15.2cm" svg:y2="5.694cm">
            <text:p/>
          </draw:line>
          <draw:line draw:style-name="gr39" draw:text-style-name="P23" draw:layer="layout" svg:x1="10.4cm" svg:y1="4.8cm" svg:x2="11.2cm" svg:y2="5.488cm">
            <text:p/>
          </draw:line>
          <draw:line draw:style-name="gr39" draw:text-style-name="P23" draw:layer="layout" svg:x1="3.351cm" svg:y1="4.38cm" svg:x2="3.889cm" svg:y2="4.38cm">
            <text:p/>
          </draw:line>
          <draw:line draw:style-name="gr39" draw:text-style-name="P23" draw:layer="layout" svg:x1="7cm" svg:y1="4.274cm" svg:x2="7.27cm" svg:y2="4.274cm">
            <text:p/>
          </draw:line>
        </draw:g>
        <draw:line draw:style-name="gr40" draw:text-style-name="P23" draw:layer="layout" svg:x1="16.8cm" svg:y1="3.629cm" svg:x2="16.8cm" svg:y2="3.267cm">
          <text:p/>
        </draw:line>
        <draw:line draw:style-name="gr41" draw:text-style-name="P23" draw:layer="layout" svg:x1="16.902cm" svg:y1="5.694cm" svg:x2="16.902cm" svg:y2="5cm">
          <text:p/>
        </draw:line>
        <draw:line draw:style-name="gr41" draw:text-style-name="P23" draw:layer="layout" svg:x1="17cm" svg:y1="7.066cm" svg:x2="17cm" svg:y2="7.592cm">
          <text:p/>
        </draw:line>
        <draw:line draw:style-name="gr41" draw:text-style-name="P23" draw:layer="layout" svg:x1="17cm" svg:y1="8.966cm" svg:x2="17cm" svg:y2="9.4cm">
          <text:p/>
        </draw:line>
        <draw:line draw:style-name="gr41" draw:text-style-name="P23" draw:layer="layout" svg:x1="17cm" svg:y1="10.771cm" svg:x2="17cm" svg:y2="11.245cm">
          <text:p/>
        </draw:line>
        <draw:line draw:style-name="gr41" draw:text-style-name="P23" draw:layer="layout" svg:x1="20.6cm" svg:y1="3.6cm" svg:x2="20.6cm" svg:y2="3.8cm">
          <text:p/>
        </draw:line>
        <draw:line draw:style-name="gr41" draw:text-style-name="P23" draw:layer="layout" svg:x1="20.8cm" svg:y1="5.171cm" svg:x2="20.8cm" svg:y2="5.4cm">
          <text:p/>
        </draw:line>
        <draw:line draw:style-name="gr41" draw:text-style-name="P23" draw:layer="layout" svg:x1="21.049cm" svg:y1="7.677cm" svg:x2="21.049cm" svg:y2="8.077cm">
          <text:p/>
        </draw:line>
        <draw:line draw:style-name="gr41" draw:text-style-name="P23" draw:layer="layout" svg:x1="21cm" svg:y1="10cm" svg:x2="21cm" svg:y2="10.229cm">
          <text:p/>
        </draw:line>
        <draw:line draw:style-name="gr41" draw:text-style-name="P23" draw:layer="layout" svg:x1="21.005cm" svg:y1="11.576cm" svg:x2="21.005cm" svg:y2="12.107cm">
          <text:p/>
        </draw:line>
        <draw:line draw:style-name="gr41" draw:text-style-name="P23" draw:layer="layout" svg:x1="24.2cm" svg:y1="3.2cm" svg:x2="24.2cm" svg:y2="3.8cm">
          <text:p/>
        </draw:line>
        <draw:line draw:style-name="gr41" draw:text-style-name="P23" draw:layer="layout" svg:x1="24.2cm" svg:y1="5.171cm" svg:x2="24.2cm" svg:y2="5.6cm">
          <text:p/>
        </draw:line>
        <draw:line draw:style-name="gr41" draw:text-style-name="P23" draw:layer="layout" svg:x1="24.179cm" svg:y1="6.91cm" svg:x2="24.179cm" svg:y2="7.539cm">
          <text:p/>
        </draw:line>
        <draw:line draw:style-name="gr41" draw:text-style-name="P23" draw:layer="layout" svg:x1="27.8cm" svg:y1="3.2cm" svg:x2="27.8cm" svg:y2="3.829cm">
          <text:p/>
        </draw:line>
        <draw:line draw:style-name="gr41" draw:text-style-name="P23" draw:layer="layout" svg:x1="27.8cm" svg:y1="5.2cm" svg:x2="27.8cm" svg:y2="5.629cm">
          <text:p/>
        </draw:line>
        <draw:connector draw:style-name="gr42" draw:text-style-name="P23" draw:layer="layout" svg:x1="29.407cm" svg:y1="11cm" svg:x2="29.407cm" svg:y2="11cm" draw:start-shape="id7" draw:end-shape="id7" svg:d="M29407 11000z" svg:viewBox="0 0 1 1">
          <text:p/>
        </draw:connector>
        <draw:connector draw:style-name="gr43" draw:text-style-name="P23" draw:layer="layout" draw:type="curve" svg:x1="29.407cm" svg:y1="11cm" svg:x2="29.407cm" svg:y2="11cm" draw:start-shape="id7" draw:end-shape="id7" svg:d="M29407 11000z" svg:viewBox="0 0 1 1">
          <text:p/>
        </draw:connector>
        <draw:line draw:style-name="gr38" draw:text-style-name="P23" draw:layer="layout" svg:x1="25.6cm" svg:y1="4.6cm" svg:x2="26.4cm" svg:y2="4.6cm">
          <text:p/>
        </draw:line>
        <presentation:notes draw:style-name="dp2">
          <draw:page-thumbnail draw:style-name="gr44" draw:layer="layout" svg:width="0.001cm" svg:height="0.001cm" svg:x="0cm" svg:y="1.93cm" draw:page-number="1" presentation:class="page"/>
          <draw:frame presentation:style-name="pr2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 style:font-family-generic="swiss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0770000002C423C1C201B7EE93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3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5.2999992370605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7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8.5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loext:graphic-properties draw:fill="none" draw:fill-color="#bbe0e3"/>
      <style:paragraph-properties fo:margin-left="0cm" fo:margin-right="0cm" fo:text-align="center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5.673cm" svg:x="1cm" svg:y="2.576cm"/>
      <draw:page-thumbnail draw:layer="backgroundobjects" svg:width="8.024cm" svg:height="5.673cm" svg:x="1cm" svg:y="9.862cm"/>
      <draw:page-thumbnail draw:layer="backgroundobjects" svg:width="8.024cm" svg:height="5.673cm" svg:x="1cm" svg:y="17.148cm"/>
      <draw:page-thumbnail draw:layer="backgroundobjects" svg:width="8.024cm" svg:height="5.673cm" svg:x="10.025cm" svg:y="2.576cm"/>
      <draw:page-thumbnail draw:layer="backgroundobjects" svg:width="8.024cm" svg:height="5.673cm" svg:x="10.025cm" svg:y="9.862cm"/>
      <draw:page-thumbnail draw:layer="backgroundobjects" svg:width="8.024cm" svg:height="5.673cm" svg:x="10.025cm" svg:y="17.148cm"/>
    </style:handout-master>
    <style:master-page style:name="Default" style:page-layout-name="PM1" draw:style-name="Mdp1">
      <draw:frame presentation:style-name="Default-title" draw:layer="backgroundobjects" svg:width="26.73cm" svg:height="3.5cm" svg:x="1.485cm" svg:y="0.84cm" presentation:class="title" presentation:placeholder="true">
        <draw:text-box/>
      </draw:frame>
      <draw:frame presentation:style-name="Default-outline1" draw:layer="backgroundobjects" svg:width="26.73cm" svg:height="13.859cm" svg:x="1.485cm" svg:y="4.9cm" presentation:class="outline" presentation:placeholder="true">
        <draw:text-box/>
      </draw:frame>
      <draw:frame draw:style-name="Mgr3" draw:text-style-name="MP6" draw:layer="backgroundobjects" svg:width="6.93cm" svg:height="1.458cm" svg:x="1.483cm" svg:y="19.122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3" draw:text-style-name="MP8" draw:layer="backgroundobjects" svg:width="9.406cm" svg:height="1.458cm" svg:x="10.147cm" svg:y="19.122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3" draw:text-style-name="MP10" draw:layer="backgroundobjects" svg:width="6.93cm" svg:height="1.458cm" svg:x="21.283cm" svg:y="19.122cm" presentation:class="page-number">
        <draw:text-box>
          <text:list text:style-name="ML1">
            <text:list-header>
              <text:p text:style-name="MP9"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25T11:46:45.629889364</meta:creation-date>
    <dc:date>2020-03-01T20:23:03.620491562</dc:date>
    <meta:editing-cycles>26</meta:editing-cycles>
    <meta:editing-duration>PT2H1M8S</meta:editing-duration>
    <meta:generator>LibreOffice/6.3.4.2$Linux_X86_64 LibreOffice_project/60da17e045e08f1793c57c00ba83cdfce946d0aa</meta:generator>
    <meta:document-statistic meta:object-count="99"/>
    <meta:user-defined meta:name="_TemplateID">TC062561341036</meta:user-defined>
  </office:meta>
</office:document-meta>
</file>